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rabbitClientAdapterFactory.getWorkspace( Session session , RemoteWorkspace remo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rabbitClientAdapterFactory.getNodeTypeManager( RemoteNodeTypeManager remo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